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03cm" draw:marker-start-width="0.503cm" draw:marker-end="Arrow_20_concave" draw:marker-end-width="0.6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41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6pt" style:font-size-asian="16pt" style:font-size-complex="16pt"/>
    </style:style>
    <style:style style:name="T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5.334cm" svg:x="1.06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191cm" svg:height="3.937cm" svg:x="4.61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461cm" svg:height="5.231cm" svg:x="7.411cm" svg:y="1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6" draw:id="id6" draw:layer="layout" svg:width="5.472cm" svg:height="0.962cm" svg:x="7.392cm" svg:y="3.369cm">
          <draw:text-box>
            <text:p>Operating system</text:p>
          </draw:text-box>
        </draw:frame>
        <draw:custom-shape draw:style-name="gr3" draw:text-style-name="P1" xml:id="id3" draw:id="id3" draw:layer="layout" svg:width="3.429cm" svg:height="1.397cm" svg:x="14.635cm" svg:y="9.6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3.177cm" svg:height="0.962cm" svg:x="14.878cm" svg:y="10.117cm">
          <draw:text-box>
            <text:p>Hard disc</text:p>
          </draw:text-box>
        </draw:frame>
        <draw:connector draw:style-name="gr4" draw:text-style-name="P1" draw:layer="layout" svg:x1="3.157cm" svg:y1="6.604cm" svg:x2="4.618cm" svg:y2="10.35cm" draw:start-shape="id1" draw:start-glue-point="2" draw:end-shape="id2" draw:end-glue-point="3" svg:d="M3157 6604v3746h1461" svg:viewBox="0 0 1462 3747">
          <text:p/>
        </draw:connector>
        <draw:connector draw:style-name="gr4" draw:text-style-name="P1" draw:layer="layout" svg:x1="8.809cm" svg:y1="10.35cm" svg:x2="14.635cm" svg:y2="10.354cm" draw:start-shape="id2" draw:start-glue-point="1" draw:end-shape="id3" draw:end-glue-point="6" svg:d="M8809 10350h2912v4h2914" svg:viewBox="0 0 5827 5">
          <text:p/>
        </draw:connector>
        <draw:frame draw:style-name="gr5" draw:layer="layout" svg:width="3.902cm" svg:height="4.091cm" svg:x="1.124cm" svg:y="2.386cm">
          <draw:text-box>
            <text:p>#include ...</text:p>
            <text:p>int main()</text:p>
            <text:p>{</text:p>
            <text:p><text:s text:c="2"/>…..</text:p>
            <text:p>}</text:p>
          </draw:text-box>
        </draw:frame>
        <draw:frame draw:style-name="gr2" draw:layer="layout" svg:width="4.367cm" svg:height="3.095cm" svg:x="4.51cm" svg:y="9.382cm">
          <draw:text-box>
            <text:p>00101010010</text:p>
            <text:p>10101011101</text:p>
            <text:p>11011010111</text:p>
            <text:p>…</text:p>
          </draw:text-box>
        </draw:frame>
        <draw:line draw:style-name="gr6" draw:text-style-name="P1" draw:layer="layout" svg:x1="1.062cm" svg:y1="2.132cm" svg:x2="5.253cm" svg:y2="2.132cm">
          <text:p/>
        </draw:line>
        <draw:frame draw:style-name="gr2" draw:layer="layout" svg:width="2.686cm" svg:height="0.962cm" svg:x="0.97cm" svg:y="1.224cm">
          <draw:text-box>
            <text:p>Prog1.c</text:p>
          </draw:text-box>
        </draw:frame>
        <draw:line draw:style-name="gr6" draw:text-style-name="P1" draw:layer="layout" svg:x1="4.663cm" svg:y1="9.332cm" svg:x2="8.854cm" svg:y2="9.332cm">
          <text:p/>
        </draw:line>
        <draw:frame draw:style-name="gr2" draw:layer="layout" svg:width="3.389cm" svg:height="0.962cm" svg:x="4.571cm" svg:y="8.424cm">
          <draw:text-box>
            <text:p>Prog1.exe</text:p>
          </draw:text-box>
        </draw:frame>
        <draw:frame draw:style-name="gr2" draw:layer="layout" svg:width="5.18cm" svg:height="0.962cm" svg:x="3.14cm" svg:y="6.966cm">
          <draw:text-box>
            <text:p>Compile and link</text:p>
          </draw:text-box>
        </draw:frame>
        <draw:frame draw:style-name="gr2" xml:id="id4" draw:id="id4" draw:layer="layout" svg:width="6.598cm" svg:height="0.962cm" svg:x="12.643cm" svg:y="8.568cm">
          <draw:text-box>
            <text:p>C:\mycode\Prog1.exe</text:p>
          </draw:text-box>
        </draw:frame>
        <draw:connector draw:style-name="gr7" draw:text-style-name="P1" draw:layer="layout" draw:line-skew="0.243cm" svg:x1="15.942cm" svg:y1="8.568cm" svg:x2="10.142cm" svg:y2="6.309cm" draw:start-shape="id4" draw:start-glue-point="0" draw:end-shape="id5" draw:end-glue-point="8" svg:d="M15942 8568v-886h-5800v-1373" svg:viewBox="0 0 5801 2260">
          <text:p/>
        </draw:connector>
        <draw:custom-shape draw:style-name="gr8" draw:text-style-name="P1" xml:id="id7" draw:id="id7" draw:layer="layout" svg:width="4.932cm" svg:height="3.81cm" svg:x="14.237cm" svg:y="1.92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289cm" svg:height="3.426cm" svg:x="14.298cm" svg:y="2.126cm">
          <draw:text-box>
            <text:p text:style-name="P2"><text:span text:style-name="T1">c:\mycode\Prog1</text:span></text:p>
            <text:p text:style-name="P2"><text:span text:style-name="T1"/></text:p>
            <text:p text:style-name="P2"><text:span text:style-name="T1">Hello world!</text:span></text:p>
            <text:p text:style-name="P2"><text:span text:style-name="T1"/></text:p>
            <text:p text:style-name="P2"><text:span text:style-name="T1">c:\</text:span></text:p>
          </draw:text-box>
        </draw:frame>
        <draw:connector draw:style-name="gr4" draw:text-style-name="P1" draw:layer="layout" svg:x1="12.864cm" svg:y1="3.85cm" svg:x2="14.237cm" svg:y2="3.826cm" draw:start-shape="id6" draw:start-glue-point="1" draw:end-shape="id7" svg:d="M12864 3850h686v-24h687" svg:viewBox="0 0 1374 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21:09:58.619531959</meta:creation-date>
    <dc:date>2016-03-18T21:34:37.725199208</dc:date>
    <meta:editing-duration>PT8M27S</meta:editing-duration>
    <meta:editing-cycles>3</meta:editing-cycles>
    <meta:generator>LibreOffice/4.2.8.2$Linux_X86_64 LibreOffice_project/420m0$Build-2</meta:generator>
    <meta:document-statistic meta:object-count="20"/>
  </office:meta>
</office:document-meta>
</file>